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Les tapis en coins</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8</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5</text:page-number><text:s/>/ <text:page-count>8</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7T16:27:23.208108900</dc:date>
    <meta:editing-duration>PT5H26M20S</meta:editing-duration>
    <meta:editing-cycles>143</meta:editing-cycles>
    <meta:generator>LibreOffice/25.8.5.2$Windows_X86_64 LibreOffice_project/9c8b85f387cc00a89945a79c9e6239f32e450ac2</meta:generator>
    <meta:document-statistic meta:table-count="0" meta:image-count="1" meta:object-count="0" meta:page-count="8" meta:paragraph-count="96" meta:word-count="1924" meta:character-count="14535" meta:non-whitespace-character-count="11728"/>
  </office:meta>
</office:document-meta>
</file>